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rsid="0017ef08" officeooo:paragraph-rsid="0017ef08"/>
    </style:style>
    <style:style style:name="P3" style:family="paragraph" style:parent-style-name="Preformatted_20_Text">
      <style:paragraph-properties fo:text-align="start" style:justify-single-word="false"/>
      <style:text-properties fo:font-weight="bold" officeooo:rsid="0017ef08" officeooo:paragraph-rsid="0017ef08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17ef08" officeooo:paragraph-rsid="00183e1a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rsid="0017fd2b" officeooo:paragraph-rsid="0017fd2b" style:font-weight-asian="bold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weight="bold" officeooo:rsid="001b4725" officeooo:paragraph-rsid="001b4725" style:font-weight-asian="bold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weight="normal" officeooo:rsid="001c78ae" officeooo:paragraph-rsid="001c78ae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weight="normal" officeooo:rsid="001e2690" officeooo:paragraph-rsid="001e2690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weight="normal" officeooo:rsid="0017ef08" officeooo:paragraph-rsid="0017ef08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weight="normal" officeooo:rsid="0017fd2b" officeooo:paragraph-rsid="0017ef08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weight="normal" officeooo:rsid="0017fd2b" officeooo:paragraph-rsid="0017fd2b" style:font-weight-asian="normal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fo:font-weight="normal" officeooo:rsid="00188dc7" officeooo:paragraph-rsid="00188dc7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weight="normal" officeooo:rsid="001aadb2" officeooo:paragraph-rsid="00188dc7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weight="normal" officeooo:rsid="001e98d9" officeooo:paragraph-rsid="001e98d9" style:font-weight-asian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weight="normal" officeooo:rsid="001c78ae" officeooo:paragraph-rsid="001e98d9" style:font-weight-asian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weight="normal" officeooo:rsid="001c78ae" officeooo:paragraph-rsid="001c78ae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weight="normal" officeooo:rsid="001e2690" officeooo:paragraph-rsid="001e2690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weight="normal" officeooo:rsid="001e2690" officeooo:paragraph-rsid="001e98d9" style:font-weight-asian="normal" style:font-weight-complex="normal"/>
    </style:style>
    <style:style style:name="P19" style:family="paragraph" style:parent-style-name="Preformatted_20_Text" style:list-style-name="L3">
      <style:paragraph-properties fo:text-align="start" style:justify-single-word="false"/>
      <style:text-properties fo:font-weight="normal" officeooo:rsid="001f597f" officeooo:paragraph-rsid="001f597f" style:font-weight-asian="normal" style:font-weight-complex="normal"/>
    </style:style>
    <style:style style:name="P20" style:family="paragraph" style:parent-style-name="Preformatted_20_Text" style:list-style-name="L1">
      <style:paragraph-properties fo:text-align="start" style:justify-single-word="false"/>
      <style:text-properties fo:font-weight="bold" officeooo:rsid="00183e1a" officeooo:paragraph-rsid="00183e1a" style:font-weight-asian="bold" style:font-weight-complex="bold"/>
    </style:style>
    <style:style style:name="P21" style:family="paragraph" style:parent-style-name="Preformatted_20_Text" style:list-style-name="L2">
      <style:paragraph-properties fo:text-align="start" style:justify-single-word="false"/>
      <style:text-properties fo:font-weight="bold" officeooo:rsid="00188dc7" officeooo:paragraph-rsid="00188dc7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weight="bold" officeooo:rsid="001b4725" officeooo:paragraph-rsid="001b4725" style:font-weight-asian="bold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weight="bold" officeooo:rsid="001e98d9" officeooo:paragraph-rsid="001e98d9" style:font-weight-asian="bold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weight="bold" officeooo:rsid="001f597f" officeooo:paragraph-rsid="001f597f" style:font-weight-asian="bold" style:font-weight-complex="bold"/>
    </style:style>
    <style:style style:name="P25" style:family="paragraph" style:parent-style-name="Preformatted_20_Text" style:list-style-name="L3">
      <style:paragraph-properties fo:text-align="start" style:justify-single-word="false"/>
      <style:text-properties fo:font-weight="bold" officeooo:rsid="001f597f" officeooo:paragraph-rsid="001f597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fd2b" style:font-weight-asian="normal" style:font-weight-complex="normal"/>
    </style:style>
    <style:style style:name="T3" style:family="text">
      <style:text-properties fo:font-weight="normal" officeooo:rsid="00183e1a" style:font-weight-asian="normal" style:font-weight-complex="normal"/>
    </style:style>
    <style:style style:name="T4" style:family="text">
      <style:text-properties fo:font-weight="normal" officeooo:rsid="00188dc7" style:font-weight-asian="normal" style:font-weight-complex="normal"/>
    </style:style>
    <style:style style:name="T5" style:family="text">
      <style:text-properties fo:font-weight="normal" officeooo:rsid="001aadb2" style:font-weight-asian="normal" style:font-weight-complex="normal"/>
    </style:style>
    <style:style style:name="T6" style:family="text">
      <style:text-properties officeooo:rsid="001e26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Organizing Digital Learning</text:p>
      <text:p text:style-name="P2"/>
      <text:p text:style-name="P2"/>
      <text:p text:style-name="P4">Abstract: <text:span text:style-name="T1">I am currently enrolled in several MOOCs (Massive Open On-line Courses). </text:span><text:span text:style-name="T3">Additionally I have bought two books to further my knowledge. </text:span><text:span text:style-name="T1">The objective of this MOOCs is clear to me, as well as the road map to achieve said objective. However, I am having trouble organizing my time so as to achieve this objective. I have identified barriers towards reaching this goal and have a plan to tackle this barriers. </text:span></text:p>
      <text:p text:style-name="P9"/>
      <text:p text:style-name="P3">Objective: <text:span text:style-name="T1">The broad, </text:span><text:span text:style-name="T3">long</text:span><text:span text:style-name="T1">-term goal of the MOOCs I am enrolled in </text:span><text:span text:style-name="T3">and the reading material I have purchased </text:span><text:span text:style-name="T1">is to become a Data Scientist. To do this, I have identified two broad subjects I have to master: computer science and statistics. </text:span><text:span text:style-name="T2">I will specify later on the skills needed within these subjects to achieve my goal. </text:span></text:p>
      <text:p text:style-name="P10"/>
      <text:p text:style-name="P5">Barriers: <text:span text:style-name="T3">The main barriers at the moment are: </text:span></text:p>
      <text:list xml:id="list7136273790596040448" text:style-name="L1">
        <text:list-item>
          <text:p text:style-name="P20"><text:span text:style-name="T1">Lack of time: I used to have most of my day </text:span><text:span text:style-name="T4">to dedicate to this endeavor. I am know working a part-time job at PeopleFund and another part-time job in a tech startup called frenzy. Thus, my time is limited. </text:span></text:p>
        </text:list-item>
        <text:list-item>
          <text:p text:style-name="P12">Lack of a clear schedule: I do not have a clear schedule for anything. I do not use calendars or notebooks where I could write reminders or organize my time. </text:p>
        </text:list-item>
        <text:list-item>
          <text:p text:style-name="P12">Distractions: I spend way to much time watching netflix. This needs to be addressed.</text:p>
        </text:list-item>
        <text:list-item>
          <text:p text:style-name="P12">OCD: I have found that I am not comfortable taking more than one course at a time. My modus operandi consists of enrolling in various courses and tackling them one by one without actually finishing any of them. I believe having a schedule will resolve this problem. </text:p>
        </text:list-item>
      </text:list>
      <text:p text:style-name="P11"/>
      <text:p text:style-name="P5">Proposed Solutions:</text:p>
      <text:list xml:id="list1653408786327910136" text:style-name="L2">
        <text:list-item>
          <text:p text:style-name="P21">Schedule: <text:span text:style-name="T5">Create a detailed weekly schedule detailing how time should be spent throughout the week. </text:span></text:p>
        </text:list-item>
        <text:list-item>
          <text:p text:style-name="P21">Pomodoro Technique: <text:span text:style-name="T5">Incorporate the pomodoro technique into the schedule. This will help with the amount of time spent on each course and the breaks in between. </text:span></text:p>
        </text:list-item>
        <text:list-item>
          <text:p text:style-name="P21">Road map: <text:span text:style-name="T5">Create a visual roadmap of the order in which the classes should be taken. </text:span></text:p>
        </text:list-item>
      </text:list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urses:</text:p>
      <text:p text:style-name="P6"/>
      <text:p text:style-name="P23">Probability &amp; Statistics</text:p>
      <text:p text:style-name="P23"/>
      <text:p text:style-name="P15">Khan Academy – Probability and Statistics – Independent and Dependent Events</text:p>
      <text:p text:style-name="P15"/>
      <text:p text:style-name="P18">Udacity – Intro to Descriptive Statistics – Not Started</text:p>
      <text:p text:style-name="P18"/>
      <text:p text:style-name="P18">Udacity – Intro to Inferential Statistics – Not Started (Requires Descriptive Statistics)</text:p>
      <text:p text:style-name="P18"/>
      <text:p text:style-name="P14">EdX – Statistical Thinking for Data Science and Analytics – Not Started</text:p>
      <text:p text:style-name="P23"/>
      <text:p text:style-name="P23"/>
      <text:p text:style-name="P23">Programming</text:p>
      <text:p text:style-name="P23"/>
      <text:p text:style-name="P18">Udacity – Intro to Computer Science – Lesson 2: How to repeat</text:p>
      <text:p text:style-name="P18"/>
      <text:p text:style-name="P18">Udacity – How to Use Git and Github – Lesson 3: GitHub</text:p>
      <text:p text:style-name="P18"/>
      <text:p text:style-name="P18">Udacity – Programming Foundations with Python – Not Started (Requires Intro to Computer Science)</text:p>
      <text:p text:style-name="P6"/>
      <text:p text:style-name="P23">Tools</text:p>
      <text:p text:style-name="P7"/>
      <text:p text:style-name="P7">Coursera – Unlock Value in Massive Datasets – <text:span text:style-name="T6">Hadoop Platform and Application Framework</text:span></text:p>
      <text:p text:style-name="P7"/>
      <text:p text:style-name="P7"/>
      <text:p text:style-name="P7"/>
      <text:p text:style-name="P24">Weekly Schedule:</text:p>
      <text:p text:style-name="P24"/>
      <text:list xml:id="list8263070708872092412" text:style-name="L3">
        <text:list-item>
          <text:p text:style-name="P25">Monday</text:p>
          <text:list>
            <text:list-item>
              <text:p text:style-name="P19">Intro to computer science</text:p>
            </text:list-item>
            <text:list-item>
              <text:p text:style-name="P19">Probability and Statistics</text:p>
            </text:list-item>
            <text:list-item>
              <text:p text:style-name="P19">Intro to Descriptive Statistics</text:p>
            </text:list-item>
          </text:list>
        </text:list-item>
        <text:list-item>
          <text:p text:style-name="P25">Tuesday</text:p>
        </text:list-item>
        <text:list-item>
          <text:p text:style-name="P25">Wednesday</text:p>
        </text:list-item>
        <text:list-item>
          <text:p text:style-name="P25">Thursday</text:p>
        </text:list-item>
        <text:list-item>
          <text:p text:style-name="P25">Friday</text:p>
        </text:list-item>
        <text:list-item>
          <text:p text:style-name="P25">Saturday</text:p>
        </text:list-item>
        <text:list-item>
          <text:p text:style-name="P25">Sunday</text:p>
        </text:list-item>
      </text:list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8:58:54.526347337</dc:date>
    <meta:editing-duration>P1DT4H27M20S</meta:editing-duration>
    <meta:editing-cycles>4</meta:editing-cycles>
    <meta:generator>LibreOffice/4.4.6.3$Linux_X86_64 LibreOffice_project/40m0$Build-3</meta:generator>
    <meta:document-statistic meta:table-count="0" meta:image-count="0" meta:object-count="0" meta:page-count="2" meta:paragraph-count="35" meta:word-count="451" meta:character-count="2713" meta:non-whitespace-character-count="2289"/>
  </office:meta>
</office:document-meta>
</file>